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Ubuntu, 'Droid Sans', sans-serif"/>
  </office:font-face-decls>
  <office:automatic-styles>
    <style:style style:name="P1" style:family="paragraph" style:parent-style-name="Standard">
      <style:text-properties officeooo:rsid="001cacf8" officeooo:paragraph-rsid="001cacf8"/>
    </style:style>
    <style:style style:name="P2" style:family="paragraph" style:parent-style-name="Standard">
      <style:text-properties fo:font-variant="normal" fo:text-transform="none" fo:color="#787c99" loext:opacity="100%" style:font-name="system-ui" fo:font-size="9.75pt" fo:letter-spacing="normal" fo:font-style="normal" fo:font-weight="normal" officeooo:rsid="001cacf8" officeooo:paragraph-rsid="001cacf8"/>
    </style:style>
    <style:style style:name="P3" style:family="paragraph" style:parent-style-name="Standard">
      <style:text-properties fo:font-variant="normal" fo:text-transform="none" fo:color="#787c99" loext:opacity="100%" style:font-name="system-ui" fo:font-size="9.75pt" fo:letter-spacing="normal" fo:font-style="normal" fo:font-weight="normal" officeooo:rsid="001dbe86" officeooo:paragraph-rsid="001dbe86"/>
    </style:style>
    <style:style style:name="P4" style:family="paragraph" style:parent-style-name="Standard">
      <style:text-properties fo:font-variant="normal" fo:text-transform="none" fo:color="#787c99" loext:opacity="100%" style:font-name="system-ui" fo:font-size="9.75pt" fo:letter-spacing="normal" fo:font-style="normal" fo:font-weight="normal" officeooo:rsid="001dbe86" officeooo:paragraph-rsid="001f66ad"/>
    </style:style>
    <style:style style:name="P5" style:family="paragraph" style:parent-style-name="Standard">
      <style:text-properties fo:font-variant="normal" fo:text-transform="none" fo:color="#787c99" loext:opacity="100%" style:font-name="system-ui" fo:font-size="9.75pt" fo:letter-spacing="normal" fo:font-style="normal" fo:font-weight="normal" officeooo:rsid="0020656d" officeooo:paragraph-rsid="0020656d"/>
    </style:style>
    <style:style style:name="P6" style:family="paragraph" style:parent-style-name="Standard">
      <style:text-properties fo:font-variant="normal" fo:text-transform="none" fo:color="#787c99" loext:opacity="100%" style:font-name="system-ui" fo:font-size="9.75pt" fo:letter-spacing="normal" fo:font-style="normal" fo:font-weight="normal" officeooo:rsid="002187de" officeooo:paragraph-rsid="002187de"/>
    </style:style>
    <style:style style:name="P7" style:family="paragraph" style:parent-style-name="Standard">
      <style:text-properties fo:font-variant="normal" fo:text-transform="none" fo:color="#787c99" loext:opacity="100%" style:font-name="system-ui" fo:font-size="9.75pt" fo:letter-spacing="normal" fo:font-style="normal" fo:font-weight="normal" officeooo:rsid="0023bda5" officeooo:paragraph-rsid="0023bda5"/>
    </style:style>
    <style:style style:name="P8" style:family="paragraph" style:parent-style-name="Standard">
      <style:text-properties officeooo:paragraph-rsid="0020656d"/>
    </style:style>
    <style:style style:name="P9" style:family="paragraph" style:parent-style-name="Standard">
      <style:text-properties officeooo:paragraph-rsid="002187de"/>
    </style:style>
    <style:style style:name="P10" style:family="paragraph" style:parent-style-name="Text_20_body">
      <style:paragraph-properties fo:margin-top="0cm" fo:margin-bottom="0cm" style:contextual-spacing="false"/>
    </style:style>
    <style:style style:name="P11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officeooo:rsid="001f66ad"/>
    </style:style>
    <style:style style:name="T2" style:family="text">
      <style:text-properties fo:font-variant="normal" fo:text-transform="none" fo:color="#787c99" loext:opacity="100%" style:font-name="system-ui" fo:font-size="9.75pt" fo:letter-spacing="normal" fo:font-style="normal" fo:font-weight="normal" officeooo:rsid="0020656d"/>
    </style:style>
    <style:style style:name="T3" style:family="text">
      <style:text-properties fo:font-variant="normal" fo:text-transform="none" fo:color="#787c99" loext:opacity="100%" style:font-name="system-ui" fo:font-size="9.75pt" fo:letter-spacing="normal" fo:font-style="normal" fo:font-weight="normal" officeooo:rsid="002187de"/>
    </style:style>
    <style:style style:name="T4" style:family="text">
      <style:text-properties officeooo:rsid="0024ed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0_3290261604"/>Prompts para el desarrollo del modulo de licor desde 01-04-2026<text:bookmark-end text:name="__DdeLink__0_3290261604"/></text:p>
      <text:p text:style-name="P1"/>
      <text:p text:style-name="P2">en relacion a tu pregunta: Nombre del CTA secundario en Hero: ¿prefieres el texto exacto? te respondo:el CTA quiero: precompra de licor + reservar mesa, 2. te respondo: se venderan licores sin combos a continuacion te digo los nombre de licores: cacique dorado -cacique 500 -buchanans -balde de cervezas, mi cliente quiere tipo cms, que el desde el panel admin licor, el pueda colocar la informacion del licor y subir una imagen del licor, y establecer el precio tambien de cada licor desde el panel admin, el precio es en usd con conversion a tasa bs, es decir el admin panel establecer el precio en usd, pero en configuracion se puede establecer a que tasa esta el dolar en el dia, de forma manual el admin panel escribe la tasa por ejemplo bs600 y si el valde de cervezas cuesta $7 dolares, entonces el usuario final debe ver el precio en dolares y en bolivares de acuerdo a la tasa del dia, tambien el usuario puede comprar varios licores y el sistema debe calcular cuanto es en usd y cuanto en bolivares, ya que el metodo e pago es zelle con comprobacion manual, y pago movil con verificacion manual por parte del admin asi como funciona el sistema de ticket de entradas. 3 a que te refieres con string simple para el qr del licor?? 4. te respondo: no se dime la opcion mas recomendada</text:p>
      <text:p text:style-name="P2"/>
      <text:p text:style-name="P2"/>
      <text:p text:style-name="P3">prompts 2 abril:</text:p>
      <text:p text:style-name="P3"/>
      <text:p text:style-name="P3"/>
      <text:p text:style-name="P3"/>
      <text:p text:style-name="P4"><text:bookmark-start text:name="__DdeLink__11_1882096307"/><text:bookmark-start text:name="__DdeLink__14_1882096307"/>de momento veo que funciona todo bien, quiero que el formulario de registro, pida nombre completo, edad, sexo, correo, numero de telefono , e<text:span text:style-name="T1">n registro </text:span>agrega al formulario los campos que faltan, y para iniciar sesion si quiero correo y clave, y reset de contrasena<text:bookmark-end text:name="__DdeLink__11_1882096307"/></text:p>
      <text:p text:style-name="P4"/>
      <text:p text:style-name="P5">en checkout aparece para seleccionar zelle o pago movil, coloca pago movil en donde esta zelle y zelle en donde esta pago movil, es decir quiero pago movil del lado izquiero y zelle del lado derecho </text:p>
      <text:p text:style-name="P8"><text:span text:style-name="T2">tambien quiero que agregues el texto con los datos de pago movil que son los siguientes: </text:span>PAGO MÓVIL</text:p>
      <text:p text:style-name="Text_20_body">Transferencia directa desde tu teléfono móvil</text:p>
      <text:p text:style-name="P10"><text:span text:style-name="Strong_20_Emphasis">Teléfono:</text:span> 04140659985<text:line-break/><text:span text:style-name="Strong_20_Emphasis">Banco:</text:span> Banesco<text:line-break/><text:span text:style-name="Strong_20_Emphasis">Cédula:</text:span> 23554868 </text:p>
      <text:p text:style-name="P5">y el texto con los datos zelle que son los siguientes:</text:p>
      <text:p text:style-name="P5"/>
      <text:p text:style-name="P5">💳</text:p>
      <text:h text:style-name="Heading_20_3" text:outline-level="3">ZELLE</text:h>
      <text:p text:style-name="Text_20_body">Transferencia instantánea desde EE.UU.</text:p>
      <text:p text:style-name="P10"><text:span text:style-name="Strong_20_Emphasis">Email:</text:span> troconizjessica@gmail.com<text:line-break/><text:span text:style-name="Strong_20_Emphasis">Nombre:</text:span> Jessica Troconiz </text:p>
      <text:p text:style-name="P5"/>
      <text:p text:style-name="P6">tambien en la pagina de check out falta algo para que el usuario pueda ver a que tasa le estan cobrando, y eso lo establece el admin panel desde configuracion</text:p>
      <text:p text:style-name="P6"/>
      <text:p text:style-name="P6">en <text:a xlink:type="simple" xlink:href="http://127.0.0.1:8000/admin-licor/licores.html" text:style-name="Internet_20_link" text:visited-style-name="Visited_20_Internet_20_Link">http://127.0.0.1:8000/admin-licor/licores.html</text:a> <text:s/>cuando le doy al boton nuevo, para agregar un nuevo licor no hace nada el boton, falta que eso funcione para que el admin pueda subir la imagen de producto </text:p>
      <text:p text:style-name="P6"/>
      <text:p text:style-name="P9"><text:span text:style-name="T3">poder agregar completamente desde el admin: por ejemplo </text:span>Balde de cervezas</text:p>
      <text:p text:style-name="P11">Ideal para compartir.</text:p>
      <text:p text:style-name="P11">$7.00 · Bs 4200.00<text:bookmark-end text:name="__DdeLink__14_1882096307"/></text:p>
      <text:p text:style-name="P7"><text:soft-page-break/>12:46am</text:p>
      <text:p text:style-name="P7"/>
      <text:p text:style-name="P7"/>
      <text:p text:style-name="P7">--------------------------------------------------------------------------------------------------</text:p>
      <text:p text:style-name="P7">no quiero crear yo los codigos, hazlo tu, pero lo que vas a hacer es crear linea por linea paso a paso para que no te pases de recursos, o has las ejecuciones con una estrategia que no sobrepases los limites <text:span text:style-name="T4">1:39</text:span></text:p>
      <text:p text:style-name="P7"/>
      <text:p text:style-name="P7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1T10:46:30.694988351</meta:creation-date>
    <dc:date>2026-04-02T01:39:53.407118986</dc:date>
    <meta:editing-duration>PT1H27M44S</meta:editing-duration>
    <meta:editing-cycles>7</meta:editing-cycles>
    <meta:generator>LibreOffice/24.2.7.2$Linux_X86_64 LibreOffice_project/420$Build-2</meta:generator>
    <meta:document-statistic meta:table-count="0" meta:image-count="0" meta:object-count="0" meta:page-count="2" meta:paragraph-count="21" meta:word-count="505" meta:character-count="2981" meta:non-whitespace-character-count="2492"/>
  </office:meta>
</office:document-meta>
</file>